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0" style:family="paragraph" style:parent-style-name="Standard">
      <style:paragraph-properties fo:margin-top="0in" fo:margin-bottom="0in" style:shadow="none"/>
      <style:text-properties style:font-name="Courier" fo:font-size="10pt" style:font-size-asian="10pt" style:font-size-complex="10pt"/>
    </style:style>
    <style:style style:name="P11" style:family="paragraph" style:parent-style-name="Standard">
      <style:paragraph-properties fo:margin-top="0in" fo:margin-bottom="0in"/>
      <style:text-properties style:font-name="Courier" fo:font-size="10pt" style:font-size-asian="10pt" style:font-size-complex="10pt"/>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text-properties fo:font-style="italic"/>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style:font-name="Courier" fo:font-size="10pt" style:font-size-asian="10pt" style:font-size-complex="10pt"/>
    </style:style>
    <style:style style:name="P17" style:family="paragraph" style:parent-style-name="Standard">
      <style:paragraph-properties fo:margin-top="0in" fo:margin-bottom="0.1201in" style:shadow="none"/>
      <style:text-properties style:font-name="Courier" fo:font-size="10pt" style:font-size-asian="10pt" style:font-size-complex="10pt"/>
    </style:style>
    <style:style style:name="P18" style:family="paragraph" style:parent-style-name="Standard">
      <style:paragraph-properties fo:margin-top="0in" fo:margin-bottom="0.1201in"/>
      <style:text-properties style:font-name="Courier" fo:font-size="10pt" style:font-size-asian="10pt" style:font-size-complex="10pt"/>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Text_20_body">
      <style:paragraph-properties fo:break-before="page"/>
      <style:text-properties fo:font-style="italic"/>
    </style:style>
    <style:style style:name="P26" style:family="paragraph" style:parent-style-name="Table_20_Contents">
      <style:paragraph-properties fo:text-align="center" style:justify-single-word="false"/>
    </style:style>
    <style:style style:name="P27" style:family="paragraph" style:parent-style-name="Heading_20_1" style:master-page-name="First_20_Page">
      <style:paragraph-properties style:page-number="auto"/>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normal" style:font-style-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fo:font-style="italic" style:font-style-asian="normal" style:font-style-complex="normal"/>
    </style:style>
    <style:style style:name="T6" style:family="text">
      <style:text-properties style:text-position="33% 80%"/>
    </style:style>
    <style:style style:name="T7" style:family="text">
      <style:text-properties style:text-position="-33% 80%"/>
    </style:style>
    <style:style style:name="T8" style:family="text">
      <style:text-properties fo:font-variant="normal" fo:text-transform="none" fo:font-style="normal"/>
    </style:style>
    <style:style style:name="T9" style:family="text">
      <style:text-properties style:text-underline-style="solid" style:text-underline-width="auto" style:text-underline-color="font-color"/>
    </style:style>
    <style:style style:name="T10" style:family="text">
      <style:text-properties style:font-name="Times New Roman2" fo:font-size="12pt"/>
    </style:style>
    <style:style style:name="T11" style:family="text">
      <style:text-properties fo:color="#000000" style:font-name="Times New Roman2" fo:font-size="12pt"/>
    </style:style>
    <style:style style:name="T12" style:family="text">
      <style:text-properties fo:background-color="#99ccff"/>
    </style:style>
    <style:style style:name="T13" style:family="text">
      <style:text-properties fo:background-color="#ffff66"/>
    </style:style>
    <style:style style:name="T14" style:family="text">
      <style:text-properties fo:background-color="#eb613d"/>
    </style:style>
    <style:style style:name="T15" style:family="text">
      <style:text-properties fo:font-style="normal" style:font-style-asian="normal" style:font-style-complex="normal"/>
    </style:style>
    <style:style style:name="T16" style:family="text">
      <style:text-properties style:font-style-asian="italic" style:font-style-complex="italic"/>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text-position="super 58%"/>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623012320">
          <text:insertion>
            <office:change-info>
              <dc:creator>Bob Jacobsen</dc:creator>
              <dc:date>2010-10-15T18:16:00</dc:date>
            </office:change-info>
          </text:insertion>
        </text:changed-region>
        <text:changed-region text:id="ct627317216">
          <text:insertion>
            <office:change-info>
              <dc:creator>Bob Jacobsen</dc:creator>
              <dc:date>2010-10-15T18:17:00</dc:date>
            </office:change-info>
          </text:insertion>
        </text:changed-region>
        <text:changed-region text:id="ct556007200">
          <text:insertion>
            <office:change-info>
              <dc:creator>Bob Jacobsen</dc:creator>
              <dc:date>2010-10-15T20:01:00</dc:date>
            </office:change-info>
          </text:insertion>
        </text:changed-region>
        <text:changed-region text:id="ct556179040">
          <text:deletion>
            <office:change-info>
              <dc:creator>Bob Jacobsen</dc:creator>
              <dc:date>2010-10-15T18:14:00</dc:date>
            </office:change-info>
            <text:p text:style-name="Standard">layer of communications</text:p>
          </text:deletion>
        </text:changed-region>
        <text:changed-region text:id="ct556179136">
          <text:insertion>
            <office:change-info>
              <dc:creator>Bob Jacobsen</dc:creator>
              <dc:date>2010-10-15T18:14:00</dc:date>
            </office:change-info>
          </text:insertion>
        </text:changed-region>
        <text:changed-region text:id="ct556179344">
          <text:insertion>
            <office:change-info>
              <dc:creator>Bob Jacobsen</dc:creator>
              <dc:date>2010-10-15T20:02:00</dc:date>
            </office:change-info>
          </text:insertion>
        </text:changed-region>
        <text:changed-region text:id="ct604580640">
          <text:insertion>
            <office:change-info>
              <dc:creator>Bob Jacobsen</dc:creator>
              <dc:date>2010-10-15T18:15:00</dc:date>
            </office:change-info>
          </text:insertion>
        </text:changed-region>
        <text:changed-region text:id="ct663571360">
          <text:insertion>
            <office:change-info>
              <dc:creator>Bob Jacobsen</dc:creator>
              <dc:date>2010-10-15T18:22:00</dc:date>
            </office:change-info>
          </text:insertion>
        </text:changed-region>
        <text:changed-region text:id="ct647095136">
          <text:insertion>
            <office:change-info>
              <dc:creator>Bob Jacobsen</dc:creator>
              <dc:date>2010-10-15T18:18:00</dc:date>
            </office:change-info>
          </text:insertion>
        </text:changed-region>
        <text:changed-region text:id="ct474727792">
          <text:deletion>
            <office:change-info>
              <dc:creator>Bob Jacobsen</dc:creator>
              <dc:date>2010-10-15T20:03:00</dc:date>
            </office:change-info>
            <text:p text:style-name="Standard"><text:s/>four</text:p>
          </text:deletion>
        </text:changed-region>
        <text:changed-region text:id="ct670705248">
          <text:deletion>
            <office:change-info>
              <dc:creator>Bob Jacobsen</dc:creator>
              <dc:date>2010-10-15T20:03:00</dc:date>
            </office:change-info>
            <text:p text:style-name="Standard">at</text:p>
          </text:deletion>
        </text:changed-region>
        <text:changed-region text:id="ct591727472">
          <text:insertion>
            <office:change-info>
              <dc:creator>Bob Jacobsen</dc:creator>
              <dc:date>2010-10-15T20:03:00</dc:date>
            </office:change-info>
          </text:insertion>
        </text:changed-region>
        <text:changed-region text:id="ct670779216">
          <text:deletion>
            <office:change-info>
              <dc:creator>Bob Jacobsen</dc:creator>
              <dc:date>2010-10-15T20:03:00</dc:date>
            </office:change-info>
            <text:p text:style-name="Standard">six-byte </text:p>
          </text:deletion>
        </text:changed-region>
        <text:changed-region text:id="ct670721648">
          <text:deletion>
            <office:change-info>
              <dc:creator>Bob Jacobsen</dc:creator>
              <dc:date>2010-10-15T20:03:00</dc:date>
            </office:change-info>
            <text:p text:style-name="Standard"><text:s/>to 0x4,</text:p>
          </text:deletion>
        </text:changed-region>
        <text:changed-region text:id="ct524503328">
          <text:insertion>
            <office:change-info>
              <dc:creator>Bob Jacobsen</dc:creator>
              <dc:date>2010-10-15T20:03:00</dc:date>
            </office:change-info>
          </text:insertion>
        </text:changed-region>
        <text:changed-region text:id="ct604364016">
          <text:insertion>
            <office:change-info>
              <dc:creator>Bob Jacobsen</dc:creator>
              <dc:date>2010-10-15T20:04:00</dc:date>
            </office:change-info>
          </text:insertion>
        </text:changed-region>
        <text:changed-region text:id="ct670788800">
          <text:insertion>
            <office:change-info>
              <dc:creator>Bob Jacobsen</dc:creator>
              <dc:date>2010-10-15T18:18:00</dc:date>
            </office:change-info>
          </text:insertion>
        </text:changed-region>
        <text:changed-region text:id="ct681291872">
          <text:insertion>
            <office:change-info>
              <dc:creator>Bob Jacobsen</dc:creator>
              <dc:date>2010-10-15T18:19:00</dc:date>
            </office:change-info>
          </text:insertion>
        </text:changed-region>
        <text:changed-region text:id="ct623107184">
          <text:insertion>
            <office:change-info>
              <dc:creator>Bob Jacobsen</dc:creator>
              <dc:date>2010-10-15T18:20:00</dc:date>
            </office:change-info>
          </text:insertion>
        </text:changed-region>
        <text:changed-region text:id="ct622976048">
          <text:insertion>
            <office:change-info>
              <dc:creator>Bob Jacobsen</dc:creator>
              <dc:date>2010-10-15T18:21:00</dc:date>
            </office:change-info>
          </text:insertion>
        </text:changed-region>
        <text:changed-region text:id="ct604455504">
          <text:deletion>
            <office:change-info>
              <dc:creator>Bob Jacobsen</dc:creator>
              <dc:date>2010-10-15T18:24:00</dc:date>
            </office:change-info>
            <text:p text:style-name="Standard"><text:s/></text:p>
          </text:deletion>
        </text:changed-region>
        <text:changed-region text:id="ct604106960">
          <text:deletion>
            <office:change-info>
              <dc:creator>Bob Jacobsen</dc:creator>
              <dc:date>2010-10-15T18:24:00</dc:date>
            </office:change-info>
            <text:p text:style-name="Standard">reuse</text:p>
          </text:deletion>
        </text:changed-region>
        <text:changed-region text:id="ct562639840">
          <text:insertion>
            <office:change-info>
              <dc:creator>Bob Jacobsen</dc:creator>
              <dc:date>2010-10-15T18:24:00</dc:date>
            </office:change-info>
          </text:insertion>
        </text:changed-region>
        <text:changed-region text:id="ct562601104">
          <text:deletion>
            <office:change-info>
              <dc:creator>Bob Jacobsen</dc:creator>
              <dc:date>2010-10-15T18:24:00</dc:date>
            </office:change-info>
            <text:p text:style-name="Standard">the</text:p>
          </text:deletion>
        </text:changed-region>
        <text:changed-region text:id="ct670726336">
          <text:insertion>
            <office:change-info>
              <dc:creator>Bob Jacobsen</dc:creator>
              <dc:date>2010-10-15T18:24:00</dc:date>
            </office:change-info>
          </text:insertion>
        </text:changed-region>
        <text:changed-region text:id="ct402847136">
          <text:format-change>
            <office:change-info>
              <dc:creator>Bob Jacobsen</dc:creator>
              <dc:date>2010-10-15T20:05:00</dc:date>
            </office:change-info>
          </text:format-change>
        </text:changed-region>
        <text:changed-region text:id="ct562773856">
          <text:insertion>
            <office:change-info>
              <dc:creator>Bob Jacobsen</dc:creator>
              <dc:date>2010-10-15T20:04:00</dc:date>
            </office:change-info>
          </text:insertion>
        </text:changed-region>
        <text:changed-region text:id="ct647102912">
          <text:insertion>
            <office:change-info>
              <dc:creator>Bob Jacobsen</dc:creator>
              <dc:date>2010-10-15T18:24:00</dc:date>
            </office:change-info>
          </text:insertion>
        </text:changed-region>
        <text:changed-region text:id="ct692964992">
          <text:insertion>
            <office:change-info>
              <dc:creator>Bob Jacobsen</dc:creator>
              <dc:date>2010-10-15T18:30:00</dc:date>
            </office:change-info>
          </text:insertion>
        </text:changed-region>
        <text:changed-region text:id="ct515276672">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text:id="ct647226784">
          <text:insertion>
            <office:change-info>
              <dc:creator>Bob Jacobsen</dc:creator>
              <dc:date>2010-10-15T18:32:00</dc:date>
            </office:change-info>
          </text:insertion>
        </text:changed-region>
        <text:changed-region text:id="ct647113104">
          <text:insertion>
            <office:change-info>
              <dc:creator>Bob Jacobsen</dc:creator>
              <dc:date>2010-10-15T18:33:00</dc:date>
            </office:change-info>
          </text:insertion>
        </text:changed-region>
        <text:changed-region text:id="ct663024528">
          <text:deletion>
            <office:change-info>
              <dc:creator>Bob Jacobsen</dc:creator>
              <dc:date>2010-10-15T18:34:00</dc:date>
            </office:change-info>
            <text:p text:style-name="Standard">7</text:p>
          </text:deletion>
        </text:changed-region>
        <text:changed-region text:id="ct693045712">
          <text:insertion>
            <office:change-info>
              <dc:creator>Bob Jacobsen</dc:creator>
              <dc:date>2010-10-15T18:33:00</dc:date>
            </office:change-info>
          </text:insertion>
        </text:changed-region>
        <text:changed-region text:id="ct663154240">
          <text:insertion>
            <office:change-info>
              <dc:creator>Bob Jacobsen</dc:creator>
              <dc:date>2010-10-15T18:35:00</dc:date>
            </office:change-info>
          </text:insertion>
        </text:changed-region>
        <text:changed-region text:id="ct525185648">
          <text:deletion>
            <office:change-info>
              <dc:creator>Bob Jacobsen</dc:creator>
              <dc:date>2010-10-15T18:30:00</dc:date>
            </office:change-info>
            <text:p text:style-name="Standard">0x1800nnn 01 01 00 00 00 00 02 01</text:p>
          </text:deletion>
        </text:changed-region>
        <text:changed-region text:id="ct525205504">
          <text:insertion>
            <office:change-info>
              <dc:creator>Bob Jacobsen</dc:creator>
              <dc:date>2010-10-15T18:25:00</dc:date>
            </office:change-info>
          </text:insertion>
        </text:changed-region>
        <text:changed-region text:id="ct50480320">
          <text:insertion>
            <office:change-info>
              <dc:creator>Bob Jacobsen</dc:creator>
              <dc:date>2010-10-15T18:26:00</dc:date>
            </office:change-info>
          </text:insertion>
        </text:changed-region>
        <text:changed-region text:id="ct663569264">
          <text:insertion>
            <office:change-info>
              <dc:creator>Bob Jacobsen</dc:creator>
              <dc:date>2010-10-15T18:27:00</dc:date>
            </office:change-info>
          </text:insertion>
        </text:changed-region>
        <text:changed-region text:id="ct663189536">
          <text:insertion>
            <office:change-info>
              <dc:creator>Bob Jacobsen</dc:creator>
              <dc:date>2010-10-15T18:28:00</dc:date>
            </office:change-info>
          </text:insertion>
        </text:changed-region>
        <text:changed-region text:id="ct514948208">
          <text:insertion>
            <office:change-info>
              <dc:creator>Bob Jacobsen</dc:creator>
              <dc:date>2010-10-15T18:29:00</dc:date>
            </office:change-info>
          </text:insertion>
        </text:changed-region>
        <text:changed-region text:id="ct604131520">
          <text:insertion>
            <office:change-info>
              <dc:creator>Bob Jacobsen</dc:creator>
              <dc:date>2010-10-15T18:30:00</dc:date>
            </office:change-info>
          </text:insertion>
        </text:changed-region>
        <text:changed-region text:id="ct562799488">
          <text:insertion>
            <office:change-info>
              <dc:creator>Bob Jacobsen</dc:creator>
              <dc:date>2010-10-15T18:36:00</dc:date>
            </office:change-info>
          </text:insertion>
        </text:changed-region>
        <text:changed-region text:id="ct680601584">
          <text:insertion>
            <office:change-info>
              <dc:creator>Bob Jacobsen</dc:creator>
              <dc:date>2010-10-15T18:37:00</dc:date>
            </office:change-info>
          </text:insertion>
        </text:changed-region>
        <text:changed-region text:id="ct670632432">
          <text:insertion>
            <office:change-info>
              <dc:creator>Bob Jacobsen</dc:creator>
              <dc:date>2010-10-15T18:38:00</dc:date>
            </office:change-info>
          </text:insertion>
        </text:changed-region>
        <text:changed-region text:id="ct623103616">
          <text:insertion>
            <office:change-info>
              <dc:creator>Bob Jacobsen</dc:creator>
              <dc:date>2010-10-15T18:39:00</dc:date>
            </office:change-info>
          </text:insertion>
        </text:changed-region>
        <text:changed-region text:id="ct568194768">
          <text:deletion>
            <office:change-info>
              <dc:creator>Bob Jacobsen</dc:creator>
              <dc:date>2010-10-15T18:36:00</dc:date>
            </office:change-info>
            <text:p text:style-name="Standard"/>
            <text:p text:style-name="Standard"/>
          </text:deletion>
        </text:changed-region>
        <text:changed-region text:id="ct604246240">
          <text:insertion>
            <office:change-info>
              <dc:creator>Bob Jacobsen</dc:creator>
              <dc:date>2010-10-15T18:41:00</dc:date>
            </office:change-info>
          </text:insertion>
        </text:changed-region>
        <text:changed-region text:id="ct663383136">
          <text:insertion>
            <office:change-info>
              <dc:creator>Bob Jacobsen</dc:creator>
              <dc:date>2010-10-15T18:42:00</dc:date>
            </office:change-info>
          </text:insertion>
        </text:changed-region>
        <text:changed-region text:id="ct403685376">
          <text:insertion>
            <office:change-info>
              <dc:creator>Bob Jacobsen</dc:creator>
              <dc:date>2010-10-15T18:41:00</dc:date>
            </office:change-info>
          </text:insertion>
        </text:changed-region>
        <text:changed-region text:id="ct591727776">
          <text:insertion>
            <office:change-info>
              <dc:creator>Bob Jacobsen</dc:creator>
              <dc:date>2010-10-15T18:42:00</dc:date>
            </office:change-info>
          </text:insertion>
        </text:changed-region>
        <text:changed-region text:id="ct515043312">
          <text:insertion>
            <office:change-info>
              <dc:creator>Bob Jacobsen</dc:creator>
              <dc:date>2010-10-15T18:43:00</dc:date>
            </office:change-info>
          </text:insertion>
        </text:changed-region>
        <text:changed-region text:id="ct403629408">
          <text:deletion>
            <office:change-info>
              <dc:creator>Bob Jacobsen</dc:creator>
              <dc:date>2010-10-15T18:43:00</dc:date>
            </office:change-info>
            <text:p text:style-name="Standard">PRNG</text:p>
          </text:deletion>
        </text:changed-region>
        <text:changed-region text:id="ct604162816">
          <text:insertion>
            <office:change-info>
              <dc:creator>Bob Jacobsen</dc:creator>
              <dc:date>2010-10-15T18:43:00</dc:date>
            </office:change-info>
          </text:insertion>
        </text:changed-region>
        <text:changed-region text:id="ct592369168">
          <text:insertion>
            <office:change-info>
              <dc:creator>Bob Jacobsen</dc:creator>
              <dc:date>2010-10-15T18:44:00</dc:date>
            </office:change-info>
          </text:insertion>
        </text:changed-region>
        <text:changed-region text:id="ct403314128">
          <text:insertion>
            <office:change-info>
              <dc:creator>Bob Jacobsen</dc:creator>
              <dc:date>2010-10-15T18:44:00</dc:date>
            </office:change-info>
          </text:insertion>
        </text:changed-region>
        <text:changed-region text:id="ct663335312">
          <text:insertion>
            <office:change-info>
              <dc:creator>Bob Jacobsen</dc:creator>
              <dc:date>2010-10-15T18:44:00</dc:date>
            </office:change-info>
          </text:insertion>
        </text:changed-region>
        <text:changed-region text:id="ct567534144">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text:id="ct663355616">
          <text:insertion>
            <office:change-info>
              <dc:creator>Bob Jacobsen</dc:creator>
              <dc:date>2010-10-15T18:44:00</dc:date>
            </office:change-info>
          </text:insertion>
        </text:changed-region>
        <text:changed-region text:id="ct663113904">
          <text:insertion>
            <office:change-info>
              <dc:creator>Bob Jacobsen</dc:creator>
              <dc:date>2010-10-15T18:45:00</dc:date>
            </office:change-info>
          </text:insertion>
        </text:changed-region>
        <text:changed-region text:id="ct680932400">
          <text:deletion>
            <office:change-info>
              <dc:creator>Bob Jacobsen</dc:creator>
              <dc:date>2010-10-15T18:45:00</dc:date>
            </office:change-info>
            <text:p text:style-name="Standard">.</text:p>
          </text:deletion>
        </text:changed-region>
        <text:changed-region text:id="ct604253056">
          <text:insertion>
            <office:change-info>
              <dc:creator>Bob Jacobsen</dc:creator>
              <dc:date>2010-10-15T18:45:00</dc:date>
            </office:change-info>
          </text:insertion>
        </text:changed-region>
        <text:changed-region text:id="ct691853312">
          <text:insertion>
            <office:change-info>
              <dc:creator>Bob Jacobsen</dc:creator>
              <dc:date>2010-10-15T18:46:00</dc:date>
            </office:change-info>
          </text:insertion>
        </text:changed-region>
        <text:changed-region text:id="ct670912848">
          <text:format-change>
            <office:change-info>
              <dc:creator>Bob Jacobsen</dc:creator>
              <dc:date>2010-10-15T18:46:00</dc:date>
            </office:change-info>
          </text:format-change>
        </text:changed-region>
        <text:changed-region text:id="ct402726736">
          <text:deletion>
            <office:change-info>
              <dc:creator>Bob Jacobsen</dc:creator>
              <dc:date>2010-10-15T18:46:00</dc:date>
            </office:change-info>
            <text:p text:style-name="Standard"><text:span text:style-name="T1">verify that about sign) ((</text:span></text:p>
          </text:deletion>
        </text:changed-region>
        <text:changed-region text:id="ct693061600">
          <text:format-change>
            <office:change-info>
              <dc:creator>Bob Jacobsen</dc:creator>
              <dc:date>2010-10-15T18:46:00</dc:date>
            </office:change-info>
          </text:format-change>
        </text:changed-region>
        <text:changed-region text:id="ct681289472">
          <text:deletion>
            <office:change-info>
              <dc:creator>Bob Jacobsen</dc:creator>
              <dc:date>2010-10-15T18:46:00</dc:date>
            </office:change-info>
            <text:p text:style-name="Standard"><text:span text:style-name="T1">)</text:span></text:p>
          </text:deletion>
        </text:changed-region>
        <text:changed-region text:id="ct670511344">
          <text:insertion>
            <office:change-info>
              <dc:creator>Bob Jacobsen</dc:creator>
              <dc:date>2010-10-15T18:46:00</dc:date>
            </office:change-info>
          </text:insertion>
        </text:changed-region>
        <text:changed-region text:id="ct604359248">
          <text:deletion>
            <office:change-info>
              <dc:creator>Bob Jacobsen</dc:creator>
              <dc:date>2010-10-15T18:47:00</dc:date>
            </office:change-info>
            <text:p text:style-name="Standard">L</text:p>
          </text:deletion>
        </text:changed-region>
        <text:changed-region text:id="ct671295232">
          <text:insertion>
            <office:change-info>
              <dc:creator>Bob Jacobsen</dc:creator>
              <dc:date>2010-10-15T18:47:00</dc:date>
            </office:change-info>
          </text:insertion>
        </text:changed-region>
        <text:changed-region text:id="ct514914576">
          <text:deletion>
            <office:change-info>
              <dc:creator>Bob Jacobsen</dc:creator>
              <dc:date>2010-10-15T18:47:00</dc:date>
            </office:change-info>
            <text:p text:style-name="Standard">S</text:p>
          </text:deletion>
        </text:changed-region>
        <text:changed-region text:id="ct693038448">
          <text:insertion>
            <office:change-info>
              <dc:creator>Bob Jacobsen</dc:creator>
              <dc:date>2010-10-15T18:47:00</dc:date>
            </office:change-info>
          </text:insertion>
        </text:changed-region>
        <text:changed-region text:id="ct626819712">
          <text:deletion>
            <office:change-info>
              <dc:creator>Bob Jacobsen</dc:creator>
              <dc:date>2010-10-17T23:05:00</dc:date>
            </office:change-info>
            <text:p text:style-name="P1"/>
            <text:p text:style-name="P1"/>
          </text:deletion>
        </text:changed-region>
        <text:changed-region text:id="ct626921280">
          <text:format-change>
            <office:change-info>
              <dc:creator>Bob Jacobsen</dc:creator>
              <dc:date>2010-10-17T23:06:00</dc:date>
            </office:change-info>
          </text:format-change>
        </text:changed-region>
        <text:changed-region text:id="ct623843984">
          <text:insertion>
            <office:change-info>
              <dc:creator>Bob Jacobsen</dc:creator>
              <dc:date>2010-10-17T23:05:00</dc:date>
            </office:change-info>
          </text:insertion>
        </text:changed-region>
        <text:changed-region text:id="ct556209760">
          <text:insertion>
            <office:change-info>
              <dc:creator>Bob Jacobsen</dc:creator>
              <dc:date>2010-10-17T23:06:00</dc:date>
            </office:change-info>
          </text:insertion>
        </text:changed-region>
        <text:changed-region text:id="ct556209856">
          <text:insertion>
            <office:change-info>
              <dc:creator>Bob Jacobsen</dc:creator>
              <dc:date>2010-10-17T23:06:00</dc:date>
            </office:change-info>
          </text:insertion>
        </text:changed-region>
        <text:changed-region text:id="ct556209952">
          <text:insertion>
            <office:change-info>
              <dc:creator>Bob Jacobsen</dc:creator>
              <dc:date>2010-10-17T23:06:00</dc:date>
            </office:change-info>
          </text:insertion>
        </text:changed-region>
        <text:changed-region text:id="ct556210048">
          <text:insertion>
            <office:change-info>
              <dc:creator>Bob Jacobsen</dc:creator>
              <dc:date>2010-10-17T23:06:00</dc:date>
            </office:change-info>
          </text:insertion>
        </text:changed-region>
        <text:changed-region text:id="ct556210144">
          <text:insertion>
            <office:change-info>
              <dc:creator>Bob Jacobsen</dc:creator>
              <dc:date>2010-10-17T23:06:00</dc:date>
            </office:change-info>
          </text:insertion>
        </text:changed-region>
        <text:changed-region text:id="ct627616560">
          <text:insertion>
            <office:change-info>
              <dc:creator>Bob Jacobsen</dc:creator>
              <dc:date>2010-10-17T23:46:00</dc:date>
            </office:change-info>
          </text:insertion>
        </text:changed-region>
        <text:changed-region text:id="ct627231872">
          <text:insertion>
            <office:change-info>
              <dc:creator>Bob Jacobsen</dc:creator>
              <dc:date>2010-10-17T23:23:00</dc:date>
            </office:change-info>
          </text:insertion>
        </text:changed-region>
        <text:changed-region text:id="ct556242544">
          <text:insertion>
            <office:change-info>
              <dc:creator>Bob Jacobsen</dc:creator>
              <dc:date>2010-10-17T23:23:00</dc:date>
            </office:change-info>
          </text:insertion>
        </text:changed-region>
        <text:changed-region text:id="ct562572736">
          <text:insertion>
            <office:change-info>
              <dc:creator>Bob Jacobsen</dc:creator>
              <dc:date>2010-10-17T23:23:00</dc:date>
            </office:change-info>
          </text:insertion>
        </text:changed-region>
        <text:changed-region text:id="ct627624512">
          <text:insertion>
            <office:change-info>
              <dc:creator>Bob Jacobsen</dc:creator>
              <dc:date>2010-10-17T23:24:00</dc:date>
            </office:change-info>
          </text:insertion>
        </text:changed-region>
        <text:changed-region text:id="ct525255776">
          <text:insertion>
            <office:change-info>
              <dc:creator>Bob Jacobsen</dc:creator>
              <dc:date>2010-10-17T23:24:00</dc:date>
            </office:change-info>
          </text:insertion>
        </text:changed-region>
        <text:changed-region text:id="ct647371232">
          <text:insertion>
            <office:change-info>
              <dc:creator>Bob Jacobsen</dc:creator>
              <dc:date>2010-10-17T23:24:00</dc:date>
            </office:change-info>
          </text:insertion>
        </text:changed-region>
        <text:changed-region text:id="ct598809488">
          <text:insertion>
            <office:change-info>
              <dc:creator>Bob Jacobsen</dc:creator>
              <dc:date>2010-10-17T23:24:00</dc:date>
            </office:change-info>
          </text:insertion>
        </text:changed-region>
        <text:changed-region text:id="ct562393568">
          <text:insertion>
            <office:change-info>
              <dc:creator>Bob Jacobsen</dc:creator>
              <dc:date>2010-10-17T23:24:00</dc:date>
            </office:change-info>
          </text:insertion>
        </text:changed-region>
        <text:changed-region text:id="ct647213600">
          <text:insertion>
            <office:change-info>
              <dc:creator>Bob Jacobsen</dc:creator>
              <dc:date>2010-10-17T23:24:00</dc:date>
            </office:change-info>
          </text:insertion>
        </text:changed-region>
        <text:changed-region text:id="ct706386096">
          <text:insertion>
            <office:change-info>
              <dc:creator>Bob Jacobsen</dc:creator>
              <dc:date>2010-10-17T23:46:00</dc:date>
            </office:change-info>
          </text:insertion>
        </text:changed-region>
        <text:changed-region text:id="ct647393616">
          <text:insertion>
            <office:change-info>
              <dc:creator>Bob Jacobsen</dc:creator>
              <dc:date>2010-10-17T23:24:00</dc:date>
            </office:change-info>
          </text:insertion>
        </text:changed-region>
        <text:changed-region text:id="ct556097616">
          <text:insertion>
            <office:change-info>
              <dc:creator>Bob Jacobsen</dc:creator>
              <dc:date>2010-10-17T23:45:00</dc:date>
            </office:change-info>
          </text:insertion>
        </text:changed-region>
        <text:changed-region text:id="ct627139968">
          <text:insertion>
            <office:change-info>
              <dc:creator>Bob Jacobsen</dc:creator>
              <dc:date>2010-10-17T23:24:00</dc:date>
            </office:change-info>
          </text:insertion>
        </text:changed-region>
        <text:changed-region text:id="ct627123792">
          <text:insertion>
            <office:change-info>
              <dc:creator>Bob Jacobsen</dc:creator>
              <dc:date>2010-10-17T23:24:00</dc:date>
            </office:change-info>
          </text:insertion>
        </text:changed-region>
        <text:changed-region text:id="ct562699216">
          <text:insertion>
            <office:change-info>
              <dc:creator>Bob Jacobsen</dc:creator>
              <dc:date>2010-10-17T23:24:00</dc:date>
            </office:change-info>
          </text:insertion>
        </text:changed-region>
        <text:changed-region text:id="ct572591424">
          <text:insertion>
            <office:change-info>
              <dc:creator>Bob Jacobsen</dc:creator>
              <dc:date>2010-10-17T23:55:00</dc:date>
            </office:change-info>
          </text:insertion>
        </text:changed-region>
        <text:changed-region text:id="ct572657648">
          <text:insertion>
            <office:change-info>
              <dc:creator>Bob Jacobsen</dc:creator>
              <dc:date>2010-10-17T23:56:00</dc:date>
            </office:change-info>
          </text:insertion>
        </text:changed-region>
        <text:changed-region text:id="ct556210240">
          <text:insertion>
            <office:change-info>
              <dc:creator>Bob Jacobsen</dc:creator>
              <dc:date>2010-10-17T23:06:00</dc:date>
            </office:change-info>
          </text:insertion>
        </text:changed-region>
        <text:changed-region text:id="ct556534144">
          <text:insertion>
            <office:change-info>
              <dc:creator>Bob Jacobsen</dc:creator>
              <dc:date>2010-10-17T23:55:00</dc:date>
            </office:change-info>
          </text:insertion>
        </text:changed-region>
        <text:changed-region text:id="ct627494656">
          <text:insertion>
            <office:change-info>
              <dc:creator>Bob Jacobsen</dc:creator>
              <dc:date>2010-10-17T2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Standard">This Technical Note contains informative discussion and background for the corresponding “OpenLCB CAN Frame Transfer Standard”. This Technical Note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423352968" text:style-name="L1">
        <text:list-item>
          <text:p text:style-name="P28">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8">CAN does not provide any indicator of which node sent a particular frame. Any node can send any frame, and the receiving nodes have no CAN-provided mechanism for identifying the source.</text:p>
        </text:list-item>
        <text:list-item>
          <text:p text:style-name="P28">It's useful to have a way of addressing a frame to a be processed by a specific node, but all CAN nodes receive every frame.</text:p>
        </text:list-item>
        <text:list-item>
          <text:p text:style-name="P2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28">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allows a standard method of addressed communications (item 4). Using a distributed algorithm <text:soft-page-break/>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556007200"/>detect <text:change-end text:change-id="ct556007200"/>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OpenLCB protocol suite uses 6-byte Node ID values, but this <text:change text:change-id="ct556179040"/><text:change-start text:change-id="ct556179136"/>protocol layer<text:change-end text:change-id="ct556179136"/> could be valuable in other contexts too. The Standard is therefore written so that any Node ID length from 12 bits through 7*12 = 84 bits can be used in a straight-forward manner. </text:p>
      <text:h text:style-name="Heading_20_2" text:outline-level="2"><text:soft-page-break/>References and Context</text:h>
      <text:p text:style-name="Standard">Note that the Standard references the Node ID Standard, but only to the extent that each node is required to have a unique Node ID. The Standard would work equally well with a Node ID that was allocated via any mechanism, and with any length from 12 through 84 bits.<text:change-start text:change-id="ct556179344"/> OpenLCB uses a 48-bit node ID, <text:span text:style-name="T17">which</text:span> is assumed for the rest of this Technical Note.<text:change-end text:change-id="ct556179344"/></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604580640"/><text:s/>Allowing standard frames then allows use of these bootloaders in parallel with OpenLCB-CAN. <text:s/>Similarly, CBUS<text:note text:id="ftn3" text:note-class="endnote"><text:note-citation>iii</text:note-citation><text:note-body><text:p text:style-name="Endnote"><text:change-start text:change-id="ct623012320"/>See <text:change-end text:change-id="ct623012320"/><text:change-start text:change-id="ct627317216"/><text:a xlink:type="simple" xlink:href="http://www.merg.org.uk/resources/lcb.html">http://www.merg.org.uk/resources/lcb.html</text:a><text:change-end text:change-id="ct627317216"/></text:p></text:note-body></text:note> uses standard frames, and could coexist with OpenLCB on a CAN segment.<text:change-end text:change-id="ct604580640"/></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0">A CAN node can emit an overload frame when “</text:span><text:span text:style-name="T11">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1">)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he CAN format has been allocated on nibble boundaries to make it easier to e.g. read dumps of packets. The header is considered to be right (LSB) aligned.</text:p>
      <text:p text:style-name="Standard">The reserved first bit (MSB) is likely to be used as a priority-boost bit in the future, e.g. so that a gateway can gain priority access to the CAN segment for various operations that require <text:soft-page-break/>synchronization or atomicity. CAN encodes “do first” priority as 0 and “do later” as 1, so the Standard requires that a 1 bit be sent. To preserve the utility of this, nodes must not require either a 1 nor 0 on receipt.</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663571360"/>(es)<text:change-end text:change-id="ct663571360"/>.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647095136"/>a<text:change-end text:change-id="ct647095136"/>ble.</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text:soft-page-break/>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474727792"/> packets used in th<text:change text:change-id="ct670705248"/><text:change-start text:change-id="ct591727472"/>e<text:change-end text:change-id="ct591727472"/> broadcast will not be identical between the two nodes, because their <text:change text:change-id="ct670779216"/>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8">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670721648"/><text:change-start text:change-id="ct524503328"/>, 0x6, <text:change-end text:change-id="ct524503328"/><text:change-start text:change-id="ct604364016"/><text:span text:style-name="T17">…</text:span>,<text:change-end text:change-id="ct604364016"/>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670788800"/></text:p>
      <text:p text:style-name="Standard">Reserving a node ID alias value is separate from actually using it to<text:change-end text:change-id="ct670788800"/><text:change-start text:change-id="ct681291872"/> take a node from Inhibited to Permitted state. <text:s/>A gateway device, for example, might want want to stockpile a few reserved alias values so that they can be rapidly associated <text:span text:style-name="T17">with a</text:span> specific node that wants to commun<text:change-end text:change-id="ct681291872"/><text:change-start text:change-id="ct623107184"/>icate. The node ID that's broken into four parts for the CID values needs to be unique, but it does not have to be the one that's eventually attached to the alias via a <text:change-end text:change-id="ct623107184"/><text:change-start text:change-id="ct622976048"/>Alias Map Definition frame later on.<text:change-end text:change-id="ct622976048"/></text:p>
      <text:p text:style-name="P19">For example, a minimal sequence is four CID frames and a RID:</text:p>
      <text:p text:style-name="P20">0x1<text:span text:style-name="T14">7</text:span><text:span text:style-name="T13">123</text:span><text:span text:style-name="T12">FED</text:span></text:p>
      <text:p text:style-name="P20">0x1<text:span text:style-name="T14">6</text:span><text:span text:style-name="T13">456</text:span><text:span text:style-name="T12">FED</text:span></text:p>
      <text:p text:style-name="P20">0x1<text:span text:style-name="T14">5</text:span><text:span text:style-name="T13">789</text:span><text:span text:style-name="T12">FED</text:span></text:p>
      <text:p text:style-name="P20">0x1<text:span text:style-name="T14">4</text:span><text:span text:style-name="T13">ABC</text:span><text:span text:style-name="T12">FED</text:span></text:p>
      <text:p text:style-name="P20">0x1<text:span text:style-name="T14">0700</text:span><text:span text:style-name="T12">FED</text:span></text:p>
      <text:p text:style-name="Standard"><text:soft-page-break/>The red nibbles show that these are four CID and one RID frames. <text:s/>The blue nibbles are the source ID alias being tested and allocated. The yellow nibbles are the underlying Node ID of the node, in this case 12 34 56 78 9A BC.</text:p>
      <text:p text:style-name="P14">Other examples needed?</text:p>
      <text:p text:style-name="P14">An address collision which causes one to back off</text:p>
      <text:p text:style-name="P14">Address collision after several overlapping frames</text:p>
      <text:p text:style-name="P14">Address collision which causes both nodes to back off</text:p>
      <text:h text:style-name="Heading_20_4" text:outline-level="4">Transition to Permitted State</text:h>
      <text:p text:style-name="Standard">Note that there is no requirement that the node's alias value be consistent from one run to the next. </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Regular nodes won't need to do this. They stay active until they go instantly offline due to e.g. power-off.</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he Alias Map Reset frame indicates that the alias value in the source address field may no longer be associated with the same NID, and mapping tables should be reset. </text:p>
      <text:p text:style-name="Standard">Gateways may have to obtain unique aliases for remote nodes they are proxying on<text:change text:change-id="ct604455504"/>to the segment.</text:p>
      <text:p text:style-name="Standard"><text:soft-page-break/>Gateways maintain the mapping between remote node's node ID and local alias. If they need to break that mapping, e.g. because they need to <text:change text:change-id="ct604106960"/><text:change-start text:change-id="ct562639840"/>repurpose<text:change-end text:change-id="ct562639840"/> <text:change text:change-id="ct562601104"/><text:change-start text:change-id="ct670726336"/>a<text:change-end text:change-id="ct670726336"/> local alias due to resource limitations in the mapping tables, they must send a "Alias Map Reset" frame to force nodes to drop their alias information. <text:change-start text:change-id="ct402847136"/><text:span text:style-name="T15">"Alias Map Reset" is a CAN-specific frame limited to the segment, but all gateways on the segment must act on it. </text:span><text:change-end text:change-id="ct402847136"/></text:p>
      <text:p text:style-name="Standard">Gateways may not be able <text:change-start text:change-id="ct562773856"/>to <text:change-end text:change-id="ct562773856"/>ensure permanent validity for alias to remote NIDs. For example, if they have a limited routing table, they may need to reuse local alias<text:change-start text:change-id="ct647102912"/>(es)<text:change-end text:change-id="ct647102912"/>. Before reusing them, they have to send a "Alias Map Reset" frame to drop references to the old NID, followed by a "Alias Map Definition" when the alias is allocated to a new node ID. <text: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692964992"/></text:p>
      <text:p text:style-name="Standard">Example: <text:s/>Nodes A and B are in Permitted mode with different node IDs, but <text:span text:style-name="T17">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692964992"/><text:change text:change-id="ct515276672"/><text:change-start text:change-id="ct647226784"/>B: 0x10703nnn<text:tab/>(AMR frame)</text:p>
      <text:p text:style-name="Standard"><text:soft-page-break/>B then goes back into operation by reserving a new alias<text:change-end text:change-id="ct647226784"/><text:change-start text:change-id="ct647113104"/> value and transitioning to Permitted state:</text:p>
      <text:p text:style-name="Standard">B: 0x17iiimmm<text:tab/>(1<text:span text:style-name="T19">st</text:span> CID)</text:p>
      <text:p text:style-name="Standard">B: 0x16iiimmm<text:tab/>(2<text:span text:style-name="T19">nd</text:span> CID)</text:p>
      <text:p text:style-name="Standard">B: 0x1<text:change-end text:change-id="ct647113104"/><text:change text:change-id="ct663024528"/><text:change-start text:change-id="ct693045712"/>5iiimmm<text:tab/>(3<text:span text:style-name="T19">rd</text:span> CID)</text:p>
      <text:p text:style-name="Standard">B: 0x14iiimmm<text:tab/>(4<text:span text:style-name="T19">th</text:span> CID)</text:p>
      <text:p text:style-name="Standard">B: 0x10700mmm<text:tab/>(RID)</text:p>
      <text:p text:style-name="Standard"><text:change-end text:change-id="ct693045712"/><text:change-start text:change-id="ct663154240"/>B: 0x10701mmm ii ii ii ii ii ii <text:tab/>(AMD with B's node ID attached)<text:change-end text:change-id="ct663154240"/></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text:change text:change-id="ct525185648"/><text:change-start text:change-id="ct525205504"/>Example: <text:s/>Nodes A and B are in Permitted mode with the same node IDs, but <text:span text:style-name="T17">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525205504"/><text:change-start text:change-id="ct50480320"/></text:p>
      <text:p text:style-name="Standard"><text:change-end text:change-id="ct50480320"/><text:change-start text:change-id="ct663569264"/>(For simplicity, B has not transmitted yet) B discovers that it's node ID has been duplicated.<text:change-end text:change-id="ct663569264"/><text:change-start text:change-id="ct663189536"/></text:p>
      <text:p text:style-name="Standard">B: 0x1800bbb 01 01 00 00 00 00 02 01 <text:s/>(PCER message with event ID 0x0101,0000,0000,0201 )<text:change-end text:change-id="ct663189536"/><text:change-start text:change-id="ct514948208"/></text:p>
      <text:p text:style-name="Standard">If the two nodes have also assigned <text:span text:style-name="T17">the</text:span> same alias valu<text:change-end text:change-id="ct514948208"/><text:change-start text:change-id="ct604131520"/>e, that interaction is also invoked here.<text:change-end text:change-id="ct604131520"/></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text:soft-page-break/>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2089497027" text:style-name="L2">
        <text:list-item>
          <text:p text:style-name="P29">The sequence of alias values generated by a node shall depend on the node's node ID in such a way that the sequence differs from the sequence generated by every other node.</text:p>
        </text:list-item>
        <text:list-item>
          <text:p text:style-name="P29">Given sufficient iterations, the sequence of alias values generated by a node shall include every valid alias value.</text:p>
        </text:list-item>
      </text:list>
      <text:p text:style-name="Standard">Although useful criteria, they were omitted as too hard to comprehensively test.<text:change-start text:change-id="ct562799488"/></text:p>
      <text:p text:style-name="Standard">What's really necessary, but hard to describe <text:span text:style-name="T17">in standard language, is that two seperate nodes have different sequences of generated numbers. <text:s/>If node A will try 3,</text:span><text:change-end text:change-id="ct562799488"/><text:change-start text:change-id="ct680601584"/><text:span text:style-name="T17">4,5,6, then it's important that node B try some other sequence. If B also has generates values in the sequence 3,4,5,6, the two nodes can get locked to each other trying the same value, both rejecting it, and then </text:span><text:change-end text:change-id="ct680601584"/><text:change-start text:change-id="ct670632432"/><text:span text:style-name="T17">trying the same new value.</text:span></text:p>
      <text:p text:style-name="Standard"><text:span text:style-name="T17">Formally, if A</text:span><text:span text:style-name="T18">i</text:span><text:span text:style-name="T17"> is defined as a particular value in node A's sequence, B</text:span><text:span text:style-name="T18">i</text:span><text:span text:style-name="T17"> is defined as a particular value in B's sequence, then “</text:span><text:change-end text:change-id="ct670632432"/><text:change-start text:change-id="ct623103616"/><text:span text:style-name="T17">if A</text:span><text:span text:style-name="T18">i</text:span><text:span text:style-name="T17"> = B</text:span><text:span text:style-name="T18">i</text:span><text:span text:style-name="T17">, then A</text:span><text:span text:style-name="T18">i+1</text:span><text:span text:style-name="T17"> != B</text:span><text:span text:style-name="T18">i+1</text:span><text:span text:style-name="T17"> most of the time” is the impo</text:span><text:span text:style-name="T17">r</text:span><text:span text:style-name="T17">tant condition.</text:span><text:change-end text:change-id="ct623103616"/></text:p>
      <text:h text:style-name="Heading_20_2" text:outline-level="2">OpenLCB Message Frame Format</text:h>
      <text:p text:style-name="Standard">Format selected to allow filtering on destination address, see later section on filter use.<text:change text:change-id="ct568194768"/></text:p>
      <text:h text:style-name="Heading_20_1" text:outline-level="1">Gateways and segment management</text:h>
      <text:p text:style-name="Standard">(Talk about a bridge that's OpenLCB-CAN aware, and can e.g. signal that it's time to rearbitrate, vs one that's not aware)</text:p>
      <text:p text:style-name="Standard">(Need to discuss the case of two segments being joined, to discover they've both arbitrated the same aliases, including with gateways on one or both)</text:p>
      <text:p text:style-name="Standard">Discuss the use of repeaters, bridges and gateways w.r.t. Timing; ref physical layer. Possibility of reordering. Refer to glossary?</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ext:soft-page-break/>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9">must</text:span> be able to completely process an entire CAN frame in the time it takes to receive the next one, which may be as little as 64 bit times, or about 500 microseconds (header only frame, carrying e.g. configuration info)</text:p>
      <text:p text:style-name="Standard">For long term reliability, a node <text:span text:style-name="T9">must</text:span> be able to completely process an entire CAN frame in the time it takes to receive the next one, which may be as little as 42 (?) bit times (short parasitic frame).</text:p>
      <text:p text:style-name="Standard">Eventually OpenLCB may have to discuss use of Overload Frames to throttle for e.g. NVRAM writing, but various sets hardware may also be doing this already. This mechanism provides only a little more time, due to restrictions in the CAN specification that have become limitations on the silicon implementations.</text:p>
      <text:p text:style-name="Standard"/>
      <text:h text:style-name="Heading_20_1" text:outline-level="1">On the choice of a 12-bit alias length</text:h>
      <text:p text:style-name="P14">(Should this be here? <text:s/>Or elsewhere? In either case, clean it up)</text:p>
      <text:p text:style-name="Standard">How big should the NodeID alias field be on CAN links?</text:p>
      <text:list xml:id="list992961182" text:style-name="L3">
        <text:list-item>
          <text:p text:style-name="P30">Smaller (fewer bits) allows more payload and/or simpler coding of other parts of messages. </text:p>
        </text:list-item>
        <text:list-item>
          <text:p text:style-name="P30">Larger allows more unique nodes to be accessed.</text:p>
        </text:list-item>
      </text:list>
      <text:h text:style-name="Heading_20_2" text:outline-level="2"><text:soft-page-break/>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text:soft-page-break/>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8">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Recommended alias generation algorithm</text:h>
      <text:p text:style-name="Standard">The 12 bit alias has to be derived from a 48-bit sequence number in a way that keeps as much entropy <text:change-start text:change-id="ct604246240"/>(variation<text:change-end text:change-id="ct604246240"/><text:change-start text:change-id="ct663383136"/>; randomness) <text:change-end text:change-id="ct663383136"/>as possible.</text:p>
      <text:p text:style-name="Standard"><text:change-start text:change-id="ct403685376"/>The entropy<text:change-end text:change-id="ct403685376"/><text:change-start text:change-id="ct591727776"/> starts in the node ID values, which cover a 48-bit space (albeit non-uniformly). <text:s/><text:span text:style-name="T17">This</text:span> provides an initial 48-bit value that can be mapped to a 12-b<text:change-end text:change-id="ct591727776"/><text:change-start text:change-id="ct515043312"/>it value. </text:p>
      <text:p text:style-name="Standard">To create a sequence of values, you want a computationally cheap way of sequencing through all those possible 48-bit values. <text:s/><text:change-end text:change-id="ct515043312"/><text:change text:change-id="ct403629408"/><text:change-start text:change-id="ct604162816"/>A suitable <text:change-end text:change-id="ct604162816"/><text:change-start text:change-id="ct592369168"/>pseudo-random number generator<text:change-end text:change-id="ct592369168"/> does <text:change-start text:change-id="ct403314128"/>exactly <text:change-end text:change-id="ct403314128"/>this; runs through full 48-bit sequence; each node joins at separate point in the sequence, so the 48 bit values are unique. <text:change-start text:change-id="ct663335312"/></text:p>
      <text:p text:style-name="Standard"><text:change-end text:change-id="ct663335312"/><text:change text:change-id="ct567534144"/><text:change-start text:change-id="ct663355616"/>The most computationally convenient way to create a 12-bit value, while preserving as much of the randomness as possible, is to break the 48-b<text:change-end text:change-id="ct663355616"/><text:change-start text:change-id="ct663113904"/>it value into four 12-bit values, align these, <text:span text:style-name="T17">and</text:span> exclusive-or them. <text:s/>Each bit-change in the original 48-bit number then becomes a change <text:span text:style-name="T17">in the</text:span> final 12-bit value.<text:change-end text:change-id="ct663113904"/></text:p>
      <text:p text:style-name="Standard">Sequentially numbered nodes will have initial seeds that differ only in the low bits of the PRNG output. For shift-register PRNGs, this can present a problem, as all bytes of the result are shifting together<text:change text:change-id="ct680932400"/><text:change-start text:change-id="ct604253056"/> with just one new bit <text:change-end text:change-id="ct604253056"/><text:change-start text:change-id="ct691853312"/>shifting in at the top.<text:change-end text:change-id="ct691853312"/>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7">i+1</text:span> = (2<text:span text:style-name="T6">9</text:span>+1) x<text:span text:style-name="T7">i</text:span> + c</text:p>
      <text:p text:style-name="Standard">where c = 29,741,096,258,473 or 0x1B0CA37A4BA9.The paper actually describes a PRNG that uses signed arithmetic, but for our purposes the 48<text:span text:style-name="T6">th</text:span> “sign” bit isn't important.<text:change-start text:change-id="ct670912848"/><text:span text:style-name="T15"> </text:span><text:change-end text:change-id="ct670912848"/><text:change text:change-id="ct402726736"/><text:change-start text:change-id="ct693061600"/><text:span text:style-name="T15">This is a byte+bit shift and add, so it's quick to calculate</text:span><text:change-end text:change-id="ct693061600"/><text:change text:change-id="ct681289472"/><text:change-start text:change-id="ct670511344"/><text:span text:style-name="T15">.</text:span><text:change-end text:change-id="ct670511344"/></text:p>
      <text:p text:style-name="Standard"><text:soft-page-break/>Note that, unlike some other PNRGs, this one can generate a zero result, and can accept a zero seed.</text:p>
      <text:p text:style-name="Standard">It is initialized with the node ID as a 48-bit key, with the most significant byte (firs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text:change text:change-id="ct604359248"/><text:change-start text:change-id="ct671295232"/>To l<text:change-end text:change-id="ct671295232"/>oad the PRNG from the Node ID:</text:p>
      <text:p text:style-name="P11"><text:s text:c="2"/>lfsr1 = (nid[0] &lt;&lt; 16) | (nid[1] &lt;&lt; 8) | nid[2];</text:p>
      <text:p text:style-name="P18"><text:s text:c="2"/>lfsr2 = (nid[3] &lt;&lt; 16) | (nid[4] &lt;&lt; 8) | nid[5];</text:p>
      <text:p text:style-name="Standard"><text:change text:change-id="ct514914576"/><text:change-start text:change-id="ct693038448"/>To s<text:change-end text:change-id="ct693038448"/>tep the PRNG:</text:p>
      <text:p text:style-name="P10"><text:s text:c="3"/>// First, form 2^9*val</text:p>
      <text:p text:style-name="P10"><text:s text:c="3"/>uint32_t temp1 = ((lfsr1&lt;&lt;9) | ((lfsr2&gt;&gt;15)&amp;0x1FF)) &amp; 0xFFFFFF;</text:p>
      <text:p text:style-name="P10"><text:s text:c="3"/>uint32_t temp2 = (lfsr2&lt;&lt;9) &amp; 0xFFFFFF;</text:p>
      <text:p text:style-name="P10"><text:s text:c="3"/></text:p>
      <text:p text:style-name="P10"><text:s text:c="3"/>// add</text:p>
      <text:p text:style-name="P10"><text:s text:c="3"/>lfsr2 = lfsr2 + temp2 + 0x7A4BA9l;</text:p>
      <text:p text:style-name="P10"><text:s text:c="3"/>lfsr1 = lfsr1 + temp1 + 0x1B0CA3l;</text:p>
      <text:p text:style-name="P10"><text:s text:c="3"/></text:p>
      <text:p text:style-name="P10"><text:s text:c="3"/>// carry</text:p>
      <text:p text:style-name="P10"><text:s text:c="3"/>lfsr1 = (lfsr1 &amp; 0xFFFFFF) | ((lfsr2&amp;0xFF000000) &gt;&gt; 24);</text:p>
      <text:p text:style-name="P17"><text:s text:c="3"/>lfsr2 = lfsr2 &amp; 0xFFFFFF;</text:p>
      <text:p text:style-name="Standard">Form a 12-bit alias from the PRNG state:</text:p>
      <text:p text:style-name="P11">uint16_t LinkControl::getAlias() {</text:p>
      <text:p text:style-name="P11"><text:s text:c="2"/>return (lfsr1 ^ lfsr2 ^ (lfsr1&gt;&gt;12) ^ (lfsr2&gt;&gt;12) )&amp;0xFFF;</text:p>
      <text:p text:style-name="P16">}</text:p>
      <text:h text:style-name="Heading_20_1" text:outline-level="1">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penLCB global messages</text:p>
          </table:table-cell>
          <table:table-cell table:style-name="Table3.A2" office:value-type="string">
            <text:p text:style-name="Standard">0x0C00,0000</text:p>
          </table:table-cell>
          <table:table-cell table:style-name="Table3.C2" office:value-type="string">
            <text:p text:style-name="Standard">0x0800,0000<text:soft-page-break/></text:p>
          </table:table-cell>
        </table:table-row>
      </table:table>
      <text:p text:style-name="P14"/>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3">(Relevant ones from physical layer d<text:span text:style-name="T16">oc; Sections of Etschberger book)</text:span></text:p>
      <text:p text:style-name="P15">“A 48-Bit Pseudo-Random Number Generator”, Heidi G. Kuehn, Communications of the ACM, Volume 4, Issue 8 (August 1961), pages 350-352.</text:p>
      <text:p text:style-name="P1"><text:change text:change-id="ct626819712"/><text:change-start text:change-id="ct626921280"/><text:change-start text:change-id="ct623843984"/>Appendix A<text:change-end text:change-id="ct626921280"/><text:change-end text:change-id="ct623843984"/><text:change-start text:change-id="ct556209760"/>: Calculation Examples<text:change-end text:change-id="ct556209760"/></text:p>
      <table:table table:name="Table2" table:style-name="Table2">
        <table:table-column table:style-name="Table2.A" table:number-columns-repeated="3"/>
        <table:table-row>
          <table:table-cell table:style-name="Table2.A1" office:value-type="string">
            <text:p text:style-name="Table_20_Heading"><text:change-start text:change-id="ct556209856"/>Starting 48-bit seed<text:change-end text:change-id="ct556209856"/></text:p>
          </table:table-cell>
          <table:table-cell table:style-name="Table2.A1" office:value-type="string">
            <text:p text:style-name="Table_20_Heading"><text:change-start text:change-id="ct556209952"/>Alias<text:change-end text:change-id="ct556209952"/></text:p>
          </table:table-cell>
          <table:table-cell table:style-name="Table2.C1" office:value-type="string">
            <text:p text:style-name="Table_20_Heading"><text:change-start text:change-id="ct556210048"/>Next 48-bit seed<text:change-end text:change-id="ct556210048"/></text:p>
          </table:table-cell>
        </table:table-row>
        <table:table-row>
          <table:table-cell table:style-name="Table2.A2" office:value-type="string">
            <text:p text:style-name="P26"><text:change-start text:change-id="ct556210144"/>00 00 00 00 00 00<text:change-end text:change-id="ct556210144"/></text:p>
          </table:table-cell>
          <table:table-cell table:style-name="Table2.B2" office:value-type="float" office:value="0">
            <text:p text:style-name="P26"><text:change-start text:change-id="ct627616560"/>0<text:change-end text:change-id="ct627616560"/></text:p>
          </table:table-cell>
          <table:table-cell table:style-name="Table2.C2" office:value-type="string">
            <text:p text:style-name="P26"><text:change-start text:change-id="ct627231872"/>1B 0C A3 7A 4B A9<text:change-end text:change-id="ct627231872"/></text:p>
          </table:table-cell>
        </table:table-row>
        <table:table-row>
          <table:table-cell table:style-name="Table2.A2" office:value-type="string">
            <text:p text:style-name="P26"><text:change-start text:change-id="ct556242544"/>1B 0C A3 7A 4B A9<text:change-end text:change-id="ct556242544"/></text:p>
          </table:table-cell>
          <table:table-cell table:style-name="Table2.A2" office:value-type="string">
            <text:p text:style-name="P26"><text:change-start text:change-id="ct562572736"/>11E<text:change-end text:change-id="ct562572736"/></text:p>
          </table:table-cell>
          <table:table-cell table:style-name="Table2.C2" office:value-type="string">
            <text:p text:style-name="P26"><text:change-start text:change-id="ct627624512"/>4F 60 3B 8B E9 52<text:change-end text:change-id="ct627624512"/></text:p>
          </table:table-cell>
        </table:table-row>
        <table:table-row>
          <table:table-cell table:style-name="Table2.A2" office:value-type="string">
            <text:p text:style-name="P26"><text:change-start text:change-id="ct525255776"/>4F 60 3B 8B E9 52<text:change-end text:change-id="ct525255776"/></text:p>
          </table:table-cell>
          <table:table-cell table:style-name="Table2.A2" office:value-type="string">
            <text:p text:style-name="P26"><text:change-start text:change-id="ct647371232"/>521<text:change-end text:change-id="ct647371232"/></text:p>
          </table:table-cell>
          <table:table-cell table:style-name="Table2.C2" office:value-type="string">
            <text:p text:style-name="P26"><text:change-start text:change-id="ct598809488"/>2A E3 F5 D8 D8 FB<text:change-end text:change-id="ct598809488"/></text:p>
          </table:table-cell>
        </table:table-row>
        <table:table-row>
          <table:table-cell table:style-name="Table2.A2" office:value-type="string">
            <text:p text:style-name="P26"><text:change-start text:change-id="ct562393568"/>2A E3 F5 D8 D8 FB<text:change-end text:change-id="ct562393568"/></text:p>
          </table:table-cell>
          <table:table-cell table:style-name="Table2.A2" office:value-type="string">
            <text:p text:style-name="P26"><text:change-start text:change-id="ct647213600"/>42D<text:change-end text:change-id="ct647213600"/></text:p>
          </table:table-cell>
          <table:table-cell table:style-name="Table2.C2" office:value-type="string">
            <text:p text:style-name="P26"><text:change-start text:change-id="ct706386096"/>0<text:change-end text:change-id="ct706386096"/><text:change-start text:change-id="ct647393616"/>D DC 4B 05 1A A4<text:change-end text:change-id="ct647393616"/></text:p>
          </table:table-cell>
        </table:table-row>
        <table:table-row>
          <table:table-cell table:style-name="Table2.A2" office:value-type="string">
            <text:p text:style-name="P26"><text:change-start text:change-id="ct556097616"/>0<text:change-end text:change-id="ct556097616"/><text:change-start text:change-id="ct627139968"/>D DC 4B 05 1A A4<text:change-end text:change-id="ct627139968"/></text:p>
          </table:table-cell>
          <table:table-cell table:style-name="Table2.A2" office:value-type="string">
            <text:p text:style-name="P26"><text:change-start text:change-id="ct627123792"/>663<text:change-end text:change-id="ct627123792"/></text:p>
          </table:table-cell>
          <table:table-cell table:style-name="Table2.C2" office:value-type="string">
            <text:p text:style-name="P26"><text:change-start text:change-id="ct562699216"/>E1 7E F8 B4 AE 4D<text:change-end text:change-id="ct562699216"/></text:p>
          </table:table-cell>
        </table:table-row>
      </table:table>
      <text:p text:style-name="Caption"><text:change-start text:change-id="ct572591424"/>Table: Sequence of aliases and seeds starting from zero<text:change-end text:change-id="ct572591424"/><text:change-start text:change-id="ct572657648"/></text:p>
      <text:p text:style-name="Standard"><text:change-end text:change-id="ct572657648"/><text:change-start text:change-id="ct556210240"/></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6">02 01 21 00 00 12</text:p>
          </table:table-cell>
          <table:table-cell table:style-name="Table4.A2" office:value-type="string">
            <text:p text:style-name="P26">113</text:p>
          </table:table-cell>
          <table:table-cell table:style-name="Table4.A2" office:value-type="string">
            <text:p text:style-name="P26">1F 4F C4 7A 6F BB</text:p>
          </table:table-cell>
          <table:table-cell table:style-name="Table4.D2" office:value-type="string">
            <text:p text:style-name="P26">62D</text:p>
          </table:table-cell>
        </table:table-row>
        <table:table-row>
          <table:table-cell table:style-name="Table4.A2" office:value-type="string">
            <text:p text:style-name="P26">02 01 12 00 00 21</text:p>
          </table:table-cell>
          <table:table-cell table:style-name="Table4.A2" office:value-type="string">
            <text:p text:style-name="P26">113</text:p>
          </table:table-cell>
          <table:table-cell table:style-name="Table4.A2" office:value-type="string">
            <text:p text:style-name="P26">1F 31 B5 7A 8D CA</text:p>
          </table:table-cell>
          <table:table-cell table:style-name="Table4.D2" office:value-type="string">
            <text:p text:style-name="P26">A24 </text:p>
          </table:table-cell>
        </table:table-row>
        <table:table-row>
          <table:table-cell table:style-name="Table4.A2" office:value-type="string">
            <text:p text:style-name="P26">02 01 11 00 00 22</text:p>
          </table:table-cell>
          <table:table-cell table:style-name="Table4.A2" office:value-type="string">
            <text:p text:style-name="P26">113</text:p>
          </table:table-cell>
          <table:table-cell table:style-name="Table4.A2" office:value-type="string">
            <text:p text:style-name="P26">1F 2F B4 7A 8F CB</text:p>
          </table:table-cell>
          <table:table-cell table:style-name="Table4.D2" office:value-type="string">
            <text:p text:style-name="P26">625</text:p>
          </table:table-cell>
        </table:table-row>
        <table:table-row>
          <table:table-cell table:style-name="Table4.A2" office:value-type="string">
            <text:p text:style-name="P26">02 01 22 00 00 11</text:p>
          </table:table-cell>
          <table:table-cell table:style-name="Table4.A2" office:value-type="string">
            <text:p text:style-name="P26">113</text:p>
          </table:table-cell>
          <table:table-cell table:style-name="Table4.A2" office:value-type="string">
            <text:p text:style-name="P26">1F 51 C5 7A 6D BA</text:p>
          </table:table-cell>
          <table:table-cell table:style-name="Table4.D2" office:value-type="string">
            <text:p text:style-name="P26">A2C</text:p>
          </table:table-cell>
        </table:table-row>
      </table:table>
      <text:p text:style-name="Caption"><text:change-end text:change-id="ct556210240"/><text:change-start text:change-id="ct556534144"/>Table: Four seeds that give the same alias, and the <text:change-end text:change-id="ct556534144"/><text:change-start text:change-id="ct627494656"/>subsequent seed and alias<text:change-end text:change-id="ct627494656"/></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text:tab/>1</text:p>
          <text:p text:style-name="P23"><text:s/>1.1 Load-Related Frame Synchronization<text:tab/>2</text:p>
          <text:p text:style-name="P24"><text:s/>2 Annotations to the Standard<text:tab/>2</text:p>
          <text:p text:style-name="P23"><text:s/>2.1 Introduction<text:tab/>2</text:p>
          <text:p text:style-name="P23"><text:s/>2.2 Intended Use<text:tab/>2</text:p>
          <text:p text:style-name="P23"><text:s/>2.3 References and Context<text:tab/>3</text:p>
          <text:p text:style-name="P23"><text:s/>2.4 Frame Format<text:tab/>3</text:p>
          <text:p text:style-name="P23"><text:s/>2.5 States<text:tab/>4</text:p>
          <text:p text:style-name="P23"><text:s/>2.6 CAN-specific Control Frames and Interactions<text:tab/>4</text:p>
          <text:p text:style-name="P21"><text:s/>2.6.1 Control Frame Format<text:tab/>4</text:p>
          <text:p text:style-name="P21"><text:s/>2.6.2 Interactions<text:tab/>4</text:p>
          <text:p text:style-name="P22"><text:s/>2.6.2.1 Reserving a Node ID Alias<text:tab/>4</text:p>
          <text:p text:style-name="P22"><text:s/>2.6.2.2 Transition to Permitted State<text:tab/>6</text:p>
          <text:p text:style-name="P22"><text:s/>2.6.2.3 Node ID Alias validation<text:tab/>6</text:p>
          <text:p text:style-name="P22"><text:s/>2.6.2.4 Transition to Inhibited State<text:tab/>6</text:p>
          <text:p text:style-name="P22"><text:s/>2.6.2.5 Node ID Alias Collision Handling<text:tab/>7</text:p>
          <text:p text:style-name="P22"><text:s/>2.6.2.6 Duplicate Node ID Handling<text:tab/>8</text:p>
          <text:p text:style-name="P21"><text:s/>2.6.3 Node ID Alias Generation<text:tab/>8</text:p>
          <text:p text:style-name="P23"><text:s/>2.7 OpenLCB Message Frame Format<text:tab/>9</text:p>
          <text:p text:style-name="P24"><text:s/>3 Gateways and segment management<text:tab/>9</text:p>
          <text:p text:style-name="P24"><text:s/>4 Throughput and Temporarily Deaf Nodes<text:tab/>9</text:p>
          <text:p text:style-name="P24"><text:s/>5 On the choice of a 12-bit alias length<text:tab/>10</text:p>
          <text:p text:style-name="P23"><text:s/>5.1 Issues<text:tab/>10</text:p>
          <text:p text:style-name="P21"><text:s/>5.1.1 Addressing<text:tab/>10</text:p>
          <text:p text:style-name="P21"><text:s/>5.1.2 Collisions during Allocation<text:tab/>11</text:p>
          <text:p text:style-name="P21"><text:s/>5.1.3 Size<text:tab/>11</text:p>
          <text:p text:style-name="P24"><text:soft-page-break/><text:s/>6 Preferred Alias Allocation Method<text:tab/>11</text:p>
          <text:p text:style-name="P23"><text:s/>6.1 Recommended alias generation algorithm<text:tab/>12</text:p>
          <text:p text:style-name="P21"><text:s/>6.1.1 Preferred PRNG<text:tab/>12</text:p>
          <text:p text:style-name="P21"><text:s/>6.1.2 Preferred PRNG to node ID alias mapping<text:tab/>13</text:p>
          <text:p text:style-name="P21"><text:s/>6.1.3 C implementation<text:tab/>13</text:p>
          <text:p text:style-name="P24"><text:s/>7 CAN Controller Filters<text:tab/>13</text:p>
          <text:p text:style-name="P24"><text:s/>8 Additional References<text:tab/>14</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0-10-17T23:56:58">10/17/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17T23:56:58.99">Oct 17, 2010</text:date></text:p>
            </table:table-cell>
            <table:table-cell table:style-name="Table1.C1" office:value-type="string">
              <text:p text:style-name="MP8">Preliminary</text:p>
            </table:table-cell>
          </table:table-row>
        </table:table>
        <text:p text:style-name="Header"/>
      </style:header>
      <style:footer>
        <text:p text:style-name="MP9"><text:span text:style-name="MT3">Copyright 2010, by J. Day, D. Harris, B. Jacobsen, and A. Shepherd<text:tab/></text:span><text:span text:style-name="MT4">Page </text:span><text:span text:style-name="Page_20_Number"><text:span text:style-name="MT4"><text:page-number text:select-page="current">14</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0-10-17T23:56:58.99">10/17/2010</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75</meta:editing-cycles>
    <meta:editing-duration>PT24H44M20S</meta:editing-duration>
    <meta:generator>OpenOffice.org/3.2$Unix OpenOffice.org_project/320m18$Build-9502</meta:generator>
    <dc:date>2010-10-17T23:56:58</dc:date>
    <dc:creator>Bob Jacobsen</dc:creator>
    <meta:keyword>OpenLCB-CANFrame Transfer</meta:keyword>
    <meta:printed-by>Bob Jacobsen</meta:printed-by>
    <meta:print-date>2010-10-15T13:10:41</meta:print-date>
    <meta:document-statistic meta:table-count="4" meta:image-count="1" meta:object-count="0" meta:page-count="17" meta:paragraph-count="326" meta:word-count="6427" meta:character-count="37803"/>
    <meta:user-defined meta:name="Info 1"/>
    <meta:user-defined meta:name="Info 2"/>
    <meta:user-defined meta:name="Info 3"/>
    <meta:user-defined meta:name="Info 4"/>
  </office:meta>
</office:document-meta>
</file>